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Ebrima2" svg:font-family="Ebrima" style:font-pitch="variable"/>
    <style:font-face style:name="Ebrima1" svg:font-family="Ebrima" style:font-adornments="Bold" style:font-pitch="variable"/>
    <style:font-face style:name="Ebrima" svg:font-family="Ebrim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6375in" table:align="left" style:writing-mode="lr-tb"/>
    </style:style>
    <style:style style:name="Table1.A" style:family="table-column">
      <style:table-column-properties style:column-width="0.6417in"/>
    </style:style>
    <style:style style:name="Table1.B" style:family="table-column">
      <style:table-column-properties style:column-width="0.8778in"/>
    </style:style>
    <style:style style:name="Table1.C" style:family="table-column">
      <style:table-column-properties style:column-width="0.6681in"/>
    </style:style>
    <style:style style:name="Table1.D" style:family="table-column">
      <style:table-column-properties style:column-width="1.45in"/>
    </style:style>
    <style:style style:name="Table1.A1" style:family="table-cell">
      <style:table-cell-properties style:vertical-align="middle" fo:background-color="#000000" fo:padding="0.0194in" fo:border-left="0.0139in solid #808080" fo:border-right="none" fo:border-top="0.0139in solid #808080" fo:border-bottom="0.0139in solid #808080">
        <style:background-image/>
      </style:table-cell-properties>
    </style:style>
    <style:style style:name="Table1.D1" style:family="table-cell">
      <style:table-cell-properties style:vertical-align="middle" fo:background-color="#000000" fo:padding="0.0194in" fo:border="0.0139in solid #808080">
        <style:background-image/>
      </style:table-cell-properties>
    </style:style>
    <style:style style:name="Table1.A2" style:family="table-cell">
      <style:table-cell-properties style:vertical-align="middle" fo:padding="0.0194in" fo:border-left="0.0139in solid #808080" fo:border-right="none" fo:border-top="none" fo:border-bottom="0.0139in solid #808080"/>
    </style:style>
    <style:style style:name="Table1.D2" style:family="table-cell">
      <style:table-cell-properties style:vertical-align="middle" fo:padding="0.0194in" fo:border-left="0.0139in solid #808080" fo:border-right="0.0139in solid #808080" fo:border-top="none" fo:border-bottom="0.0139in solid #808080"/>
    </style:style>
    <style:style style:name="Table1.A7" style:family="table-cell" style:data-style-name="N0">
      <style:table-cell-properties style:vertical-align="middle" fo:padding="0.0194in" fo:border-left="0.0139in solid #808080" fo:border-right="none" fo:border-top="none" fo:border-bottom="0.0139in solid #808080"/>
    </style:style>
    <style:style style:name="P1" style:family="paragraph" style:parent-style-name="Text_20_body">
      <style:paragraph-properties fo:text-align="justify" style:justify-single-word="false"/>
      <style:text-properties style:font-name="Ebrima2"/>
    </style:style>
    <style:style style:name="P2" style:family="paragraph" style:parent-style-name="Text_20_body">
      <style:paragraph-properties fo:text-align="justify" style:justify-single-word="false"/>
      <style:text-properties style:font-name="Ebrima2" fo:font-size="10pt" style:font-size-asian="10pt" style:font-size-complex="10pt"/>
    </style:style>
    <style:style style:name="P3" style:family="paragraph" style:parent-style-name="Text_20_body">
      <style:paragraph-properties fo:text-align="justify" style:justify-single-word="false"/>
      <style:text-properties style:font-name="Ebrima2" fo:font-size="10pt" fo:font-style="italic" style:font-size-asian="10pt" style:font-style-asian="italic" style:font-size-complex="10pt" style:font-style-complex="italic"/>
    </style:style>
    <style:style style:name="P4" style:family="paragraph" style:parent-style-name="Text_20_body">
      <style:paragraph-properties fo:text-align="justify" style:justify-single-word="false"/>
      <style:text-properties style:font-name="Ebrima2" fo:font-size="10pt" fo:font-style="italic" style:text-underline-style="none" style:font-size-asian="10pt" style:font-style-asian="italic" style:font-size-complex="10pt" style:font-style-complex="italic"/>
    </style:style>
    <style:style style:name="P5" style:family="paragraph" style:parent-style-name="Text_20_body">
      <style:paragraph-properties fo:text-align="justify" style:justify-single-word="false"/>
      <style:text-properties style:font-name="Ebrima2" style:text-underline-style="none" fo:font-weight="normal" style:font-weight-asian="normal" style:font-weight-complex="normal"/>
    </style:style>
    <style:style style:name="P6" style:family="paragraph" style:parent-style-name="Text_20_body">
      <style:paragraph-properties fo:text-align="justify" style:justify-single-word="false"/>
      <style:text-properties style:font-name="Ebrima2" style:text-underline-style="solid" style:text-underline-width="auto" style:text-underline-color="font-color" fo:font-weight="bold" style:font-weight-asian="bold" style:font-weight-complex="bold"/>
    </style:style>
    <style:style style:name="P7"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color="#ffffff" fo:font-weight="bold" style:font-weight-asian="bold" style:font-weight-complex="bold"/>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2" style:family="paragraph" style:parent-style-name="Text_20_body">
      <style:paragraph-properties fo:text-align="justify" style:justify-single-word="false"/>
      <style:text-properties style:text-underline-style="none"/>
    </style:style>
    <style:style style:name="P13" style:family="paragraph" style:parent-style-name="Text_20_body">
      <style:paragraph-properties fo:text-align="justify" style:justify-single-word="false"/>
      <style:text-properties fo:font-weight="normal" style:font-weight-asian="normal" style:font-weight-complex="normal"/>
    </style:style>
    <style:style style:name="P14" style:family="paragraph" style:parent-style-name="Text_20_body">
      <style:paragraph-properties fo:text-align="justify" style:justify-single-word="false" fo:break-before="page"/>
      <style:text-properties style:font-name="Ebrima2" fo:font-size="10pt" style:font-size-asian="10pt" style:font-size-complex="10pt"/>
    </style:style>
    <style:style style:name="P15" style:family="paragraph" style:parent-style-name="Heading_20_1">
      <style:paragraph-properties fo:text-align="center" style:justify-single-word="false"/>
      <style:text-properties style:font-name="Ebrima2" fo:font-size="20pt" style:font-size-asian="20pt" style:font-size-complex="20pt"/>
    </style:style>
    <style:style style:name="P16" style:family="paragraph" style:parent-style-name="Heading_20_1">
      <style:paragraph-properties fo:text-align="center" style:justify-single-word="false" fo:break-before="page"/>
      <style:text-properties fo:font-size="20pt" style:font-size-asian="20pt" style:font-size-complex="20pt"/>
    </style:style>
    <style:style style:name="P17" style:family="paragraph" style:parent-style-name="Heading_20_3">
      <style:text-properties style:font-name="Ebrima2"/>
    </style:style>
    <style:style style:name="P18" style:family="paragraph" style:parent-style-name="Heading_20_3">
      <style:text-properties style:text-underline-style="none"/>
    </style:style>
    <style:style style:name="P19" style:family="paragraph" style:parent-style-name="Heading_20_3">
      <style:text-properties style:text-underline-style="none" fo:font-weight="bold" style:font-weight-asian="bold" style:font-weight-complex="bold"/>
    </style:style>
    <style:style style:name="P20" style:family="paragraph" style:parent-style-name="Heading_20_3">
      <style:paragraph-properties fo:text-align="justify" style:justify-single-word="false"/>
      <style:text-properties style:text-underline-style="none" fo:font-weight="bold" style:font-weight-asian="bold" style:font-weight-complex="bold"/>
    </style:style>
    <style:style style:name="P21" style:family="paragraph" style:parent-style-name="Heading_20_3">
      <style:paragraph-properties fo:break-before="column"/>
      <style:text-properties style:font-name="Ebrima2"/>
    </style:style>
    <style:style style:name="P22" style:family="paragraph" style:parent-style-name="Text_20_body" style:list-style-name="L1">
      <style:paragraph-properties fo:text-align="end" style:justify-single-word="false"/>
      <style:text-properties style:font-name="Ebrima2" fo:font-style="italic"/>
    </style:style>
    <style:style style:name="P23" style:family="paragraph" style:parent-style-name="Text_20_body" style:list-style-name="L2">
      <style:paragraph-properties fo:text-align="end" style:justify-single-word="false"/>
      <style:text-properties style:font-name="Ebrima2" fo:font-style="italic" style:text-underline-style="none"/>
    </style:style>
    <style:style style:name="P24" style:family="paragraph" style:parent-style-name="Text_20_body">
      <style:paragraph-properties fo:text-align="justify" style:justify-single-word="false"/>
      <style:text-properties fo:font-weight="normal" style:font-weight-asian="normal" style:font-weight-complex="normal"/>
    </style:style>
    <style:style style:name="P25" style:family="paragraph" style:parent-style-name="Text_20_body" style:list-style-name="L3">
      <style:paragraph-properties fo:text-align="justify" style:justify-single-word="false"/>
      <style:text-properties fo:font-weight="normal" style:font-weight-asian="normal" style:font-weight-complex="normal"/>
    </style:style>
    <style:style style:name="P26" style:family="paragraph" style:parent-style-name="Text_20_body">
      <style:paragraph-properties fo:text-align="justify" style:justify-single-word="false"/>
      <style:text-properties style:text-underline-style="none"/>
    </style:style>
    <style:style style:name="P27"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0" style:family="paragraph" style:parent-style-name="Text_20_body" style:list-style-name="L4">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1" style:family="paragraph" style:parent-style-name="Text_20_body" style:list-style-name="L5">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2" style:family="paragraph" style:parent-style-name="Text_20_body" style:list-style-name="L6">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3" style:family="paragraph" style:parent-style-name="Text_20_body" style:list-style-name="L7">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4" style:family="paragraph" style:parent-style-name="Text_20_body" style:list-style-name="L8">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35" style:family="paragraph" style:parent-style-name="Text_20_body" style:list-style-name="L9">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ize="10pt" style:font-size-asian="10pt" style:font-style-asian="italic" style:font-size-complex="10pt" style:font-style-complex="italic"/>
    </style:style>
    <style:style style:name="T5" style:family="text">
      <style:text-properties fo:font-size="10pt" style:text-underline-style="solid" style:text-underline-width="auto" style:text-underline-color="font-color" style:font-size-asian="10pt" style:font-style-asian="italic" style:font-size-complex="10pt" style:font-style-complex="italic"/>
    </style:style>
    <style:style style:name="T6" style:family="text">
      <style:text-properties style:font-name="Ebrima2"/>
    </style:style>
    <style:style style:name="T7" style:family="text">
      <style:text-properties style:font-name="Ebrima2" style:text-underline-style="none"/>
    </style:style>
    <style:style style:name="T8" style:family="text">
      <style:text-properties style:font-name="Ebrima2" style:text-underline-style="none" fo:font-weight="normal" style:font-weight-asian="normal" style:font-weight-complex="normal"/>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Mekton ZZ: Mekton Technical System ZZ</text:h>
      <text:p text:style-name="P1"/>
      <text:section text:style-name="Sect1" text:name="Section1">
        <text:p text:style-name="P3">“Fools believe war is about killing the enemy. I tell you that the true purpose of war is to destroy the enemy's will to fight. For this reason, there is no finer weapon of war than the Mekton. The enemy's will shall surely be crushed upon seeing his home and comrades trampled under the foot of a hundred-ton metal man. . .”</text:p>
        <text:list xml:id="list5182811616432447823" text:style-name="L1">
          <text:list-item>
            <text:p text:style-name="P22"><text:span text:style-name="T4">Arkon Verian, from </text:span><text:span text:style-name="T5">The Merits of Mekton Combat</text:span></text:p>
          </text:list-item>
        </text:list>
        <text:p text:style-name="P4"/>
        <text:p text:style-name="P4">And the Sky King went forth to the people of the Heavens, and asked, “Are there none among you with the will to fight?” And many stayed silent, for they were ashamed of their fear. But a few among the people answered, “We will stand with you against the Darkness!” And these were the first of the Metal Knights. And the Sky King ordered that these Knights be given great suits of armor, taller than the trees, with wings of fire and spears of lightning. And it is said that the Sky King ordered that these armors be made in the likeness of Man, so that the Demons would know that it was Men, not Gods, who had killed them.</text:p>
        <text:list xml:id="list5749210367962134758" text:style-name="L2">
          <text:list-item>
            <text:p text:style-name="P23"><text:span text:style-name="T4">Excerpt from the </text:span><text:span text:style-name="T5">Book of Kallicar</text:span></text:p>
          </text:list-item>
        </text:list>
        <text:h text:style-name="P17" text:outline-level="3">Overview</text:h>
        <text:p text:style-name="P1">Mekton Zeta's MTS (Mekton Technical System) is a great way to build almost any kind of mecha you'd like. Unfortunately, it's also a convoluted mess of formulae, corner-cases, and vague, unbalanced rules that can be a headache to unravel. Double-unfortunately, a lot of Mekton's charm comes from a lot of that jankiness. Peeling it all away pretty much kills Mekton Z's charisma.</text:p>
        <text:p text:style-name="P1">MTS ZZ doesn't try. It's still convoluted, and there are still a lot of corner-cases, but I've tried to get rid of the worst of the stuff that required a calculator and a copy of Microsoft Excel to do properly. Building a mecha is still going to be a complicated process, but hopefully we'll be able to do it without the need for an actuary and an IRS auditor.</text:p>
        <text:p text:style-name="P1">Where I have made changes and simplifications, it's to make customizing mecha easier. One of the real joys of Mekton Z was using the MTS to create your own mecha, but the system was so convoluted that actually doing so could be difficult. Where I've made changes, I've done so in order to allow players more freedom to do this, and thus spread the work around so the GM doesn't need to build every mecha in the setting.</text:p>
        <text:h text:style-name="P21" text:outline-level="3">Core Concepts</text:h>
        <text:p text:style-name="P1">So here are a few basic things you need to remember while using MTS ZZ:</text:p>
        <text:p text:style-name="P1"/>
        <text:p text:style-name="P6">Mecha:<text:span text:style-name="T2"> A mecha is any vehicle or war machine that is built using MTS. This ranges from high-speed fighter craft to big slow tanks to walking battle machines. This is distinct from a Mekton, which is solely used to refer to bipedal humanoid battle machines.</text:span></text:p>
        <text:p text:style-name="P5">In general, MTS doesn't care too much what design a mecha uses: it's mostly interested in figuring out how it interacts with other mecha. So although an F-15 fighter and a Gundam might be very different, MTS still treats both as a collection of servoes with varying stats.</text:p>
        <text:p text:style-name="P5"/>
        <text:p text:style-name="P7"><text:span text:style-name="T6">Cost:</text:span><text:span text:style-name="T8"> Mecha and the systems they use are purchased with </text:span><text:span text:style-name="T7">Construction Points</text:span><text:span text:style-name="T8">, or </text:span><text:span text:style-name="T7">CP</text:span><text:span text:style-name="T8">. What a CP is in “real world” money might vary from Series to Series, but averages about $1,000 per CP.</text:span></text:p>
        <text:p text:style-name="P5">This does mean that some mecha can be purchased oddly cheaply, but don't sweat it too much. My suggestion is to use CP as the sole currency when buying mecha, and forget about trying to convert it to cash.</text:p>
        <text:p text:style-name="P5">In general, cannon-fodder units will cost somewhere around 1 to 100 CP, while more capable units will cost somewhere around 100 to 300 CP. Elite Custom Ace Kai units will range up to 500 CP. Anything above 500 CP is reserved for one-of-a-kind super-mecha.</text:p>
        <text:p text:style-name="P5"/>
        <text:p text:style-name="P7"><text:span text:style-name="T6">Spaces:</text:span><text:span text:style-name="T8"> It's one thing to want to stick a 300 mm autocannon on a Vespa, it's another thing to find a place to put it! Each servo has a set number of Spaces it can contain (usually equal to the cost of the Servo). Most weapons or other systems have a listed number of Spaces they take up from the servo they are located in: oftentimes equal to the cost of the system in CP.</text:span></text:p>
        <text:p text:style-name="P5">More than one system can be placed in a single Servo, and most systems can be split up between multiple Servos. The downside is that if any of the Servos containing that system are destroyed, the entire system is destroyed as well.</text:p>
        <text:p text:style-name="P5"/>
        <text:p text:style-name="P7"><text:soft-page-break/><text:span text:style-name="T6">Kills:</text:span><text:span text:style-name="T8"> All damage on the Mekton scale is measured in Kills. One Kill is about equal to ten Human-scale Hits, but Hit-scaled weapons can't deal damage to Kill-scaled units: it doesn't matter how long you plink away at a boulder with a peashooter, you're not gonna hurt the rock.</text:span></text:p>
        <text:p text:style-name="P5">Also, if a weapon that deals Kills manages to tag something that has Hits, nine times out of ten you may as well forget about figuring out the damage and just assume that the target has been blown to bits. (On the other hand, big things like tanks and mecha tend to find it hard to target small things like humans: more on that elsewhere.)</text:p>
        <text:p text:style-name="P6">Weight:</text:p>
        <text:p text:style-name="P5">Mektons are big, heavy things. As a rule of thumb, 2 Kills = 1 Ton of weight. This applies to Armor, Servos, and Weapons: more powerful weapons weigh more than less powerful ones.</text:p>
        <text:p text:style-name="P5">All this weight adds up in the end and affects your mecha's performance, particularly its Maneuver Value, Targeting Modifier, and Walk/Run speed.</text:p>
        <text:p text:style-name="P5"/>
        <text:p text:style-name="P6">Maneuver Value and Targeting Modifier:</text:p>
        <text:p text:style-name="P5">Maneuver Value and Targeting Modifier (aka MV and TM) are a measure of how responsive your mecha is to your pilot's commands. MV and TM are primarily determined by the Mecha's overall weight, as listed below:</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Weight</text:p>
            </table:table-cell>
            <table:table-cell table:style-name="Table1.A1" office:value-type="string">
              <text:p text:style-name="P9">Ground MA</text:p>
            </table:table-cell>
            <table:table-cell table:style-name="Table1.A1" office:value-type="string">
              <text:p text:style-name="P9">MV/TM</text:p>
            </table:table-cell>
            <table:table-cell table:style-name="Table1.D1" office:value-type="string">
              <text:p text:style-name="P9">Weight Class</text:p>
            </table:table-cell>
          </table:table-row>
          <table:table-row>
            <table:table-cell table:style-name="Table1.A2" office:value-type="string">
              <text:p text:style-name="P8">0 - 19.9</text:p>
            </table:table-cell>
            <table:table-cell table:style-name="Table1.A2" office:value-type="string">
              <text:p text:style-name="P8">4 | 4</text:p>
            </table:table-cell>
            <table:table-cell table:style-name="Table1.A2" office:value-type="string">
              <text:p text:style-name="P8">0.0</text:p>
            </table:table-cell>
            <table:table-cell table:style-name="Table1.D2" office:value-type="string">
              <text:p text:style-name="P8">Lightweight (LW)</text:p>
            </table:table-cell>
          </table:table-row>
          <table:table-row>
            <table:table-cell table:style-name="Table1.A2" office:value-type="string">
              <text:p text:style-name="P8">20 – 39.9</text:p>
            </table:table-cell>
            <table:table-cell table:style-name="Table1.A2" office:value-type="string">
              <text:p text:style-name="P8">3 | 4</text:p>
            </table:table-cell>
            <table:table-cell table:style-name="Table1.A2" office:value-type="string">
              <text:p text:style-name="P8">-2.0</text:p>
            </table:table-cell>
            <table:table-cell table:style-name="Table1.D2" office:value-type="string">
              <text:p text:style-name="P8">Striker (Str)</text:p>
            </table:table-cell>
          </table:table-row>
          <table:table-row>
            <table:table-cell table:style-name="Table1.A2" office:value-type="string">
              <text:p text:style-name="P8">40 – 59.9 </text:p>
            </table:table-cell>
            <table:table-cell table:style-name="Table1.A2" office:value-type="string">
              <text:p text:style-name="P8">3 | 3</text:p>
            </table:table-cell>
            <table:table-cell table:style-name="Table1.A2" office:value-type="string">
              <text:p text:style-name="P8">-4.0</text:p>
            </table:table-cell>
            <table:table-cell table:style-name="Table1.D2" office:value-type="string">
              <text:p text:style-name="P8">Mediumweight (MW)</text:p>
            </table:table-cell>
          </table:table-row>
          <table:table-row>
            <table:table-cell table:style-name="Table1.A2" office:value-type="string">
              <text:p text:style-name="P8">60 – 79.9</text:p>
            </table:table-cell>
            <table:table-cell table:style-name="Table1.A2" office:value-type="string">
              <text:p text:style-name="P8">2 | 3</text:p>
            </table:table-cell>
            <table:table-cell table:style-name="Table1.A2" office:value-type="string">
              <text:p text:style-name="P8">-6.0</text:p>
            </table:table-cell>
            <table:table-cell table:style-name="Table1.D2" office:value-type="string">
              <text:p text:style-name="P8">Heavyweight (HW)</text:p>
            </table:table-cell>
          </table:table-row>
          <table:table-row>
            <table:table-cell table:style-name="Table1.A2" office:value-type="string">
              <text:p text:style-name="P8">80 – 99.9</text:p>
            </table:table-cell>
            <table:table-cell table:style-name="Table1.A2" office:value-type="string">
              <text:p text:style-name="P8">2 | 2</text:p>
            </table:table-cell>
            <table:table-cell table:style-name="Table1.A2" office:value-type="string">
              <text:p text:style-name="P8">-8.0</text:p>
            </table:table-cell>
            <table:table-cell table:style-name="Table1.D2" office:value-type="string">
              <text:p text:style-name="P8">Super Heavy (SH)</text:p>
            </table:table-cell>
          </table:table-row>
          <table:table-row>
            <table:table-cell table:style-name="Table1.A7" office:value-type="float" office:value="100">
              <text:p text:style-name="P8">100</text:p>
            </table:table-cell>
            <table:table-cell table:style-name="Table1.A2" office:value-type="string">
              <text:p text:style-name="P8">1 | 2</text:p>
            </table:table-cell>
            <table:table-cell table:style-name="Table1.A2" office:value-type="string">
              <text:p text:style-name="P8">-10.0</text:p>
            </table:table-cell>
            <table:table-cell table:style-name="Table1.D2" office:value-type="string">
              <text:p text:style-name="P8">Mega Heavy (MgH)</text:p>
            </table:table-cell>
          </table:table-row>
        </table:table>
        <text:p text:style-name="Text_20_body"/>
        <text:p text:style-name="P5">The mecha's Maneuver Value (MV) is subtracted from the pilot's Mecha Piloting and Mecha Fighting rolls. The mecha's Targeting Modifier (TM) is subtracted from the pilot's Mecha Shooting and Mecha Missiles rolls.</text:p>
        <text:p text:style-name="P5">There are systems (rather expensive ones) that can reduce a mecha's MV/TM penalty. More on that later. </text:p>
        <text:p text:style-name="P5"/>
        <text:p text:style-name="P5"/>
        <text:p text:style-name="P6">Move Allowance (MA)</text:p>
        <text:p text:style-name="P5">A mecha's total weight also determines its Ground MA. The first number listed is the mecha's Walk speed, while the second number is the mecha's Run speed.</text:p>
        <text:p text:style-name="P5">Again, there are some systems that allow the mecha to move faster than normal for their weight class, including more powerful powerplants and attaching wheels to the mecha. Also, a mecha can purchase a secondary movement type that allows it to fly, hover, or speed through water. More on that later.</text:p>
        <text:p text:style-name="P5"/>
        <text:p text:style-name="P6">Extra Edge</text:p>
        <text:p text:style-name="P5">A particularly skilled pilot or very responsive mecha can grant an additional edge over less well-trained or well-built opponents. Pilots get one Extra Edge point at the start of each battle for each point they have in Piloting over 5, and certain mecha will also grant Extra Edge to their pilots as well. These are treated like ordinary Edge points except that if they are not used by the end of the battle, they will be lost. </text:p>
        <text:h text:style-name="P19" text:outline-level="3">Build Procedure</text:h>
        <text:p text:style-name="P10">Building a mecha comes in four steps:</text:p>
        <text:list xml:id="list2781512252865119152" text:style-name="L3">
          <text:list-item>
            <text:p text:style-name="P25"><text:span text:style-name="T1">The GM or player constructs the </text:span><text:span text:style-name="T3">Frame</text:span><text:span text:style-name="T1">, the collection of servoes that determines how the mecha is laid out.</text:span></text:p>
          </text:list-item>
          <text:list-item>
            <text:p text:style-name="P25"><text:span text:style-name="T1">The GM or player chooses </text:span><text:span text:style-name="T3">Multiplier Systems</text:span><text:span text:style-name="T1">, which are built directly into the Frame and determine the mecha's broad performance characteristics.</text:span></text:p>
          </text:list-item>
          <text:list-item>
            <text:p text:style-name="P25"><text:span text:style-name="T1">The GM or player then adds</text:span><text:span text:style-name="T3"> Additive Systems</text:span><text:span text:style-name="T1"> like armor, weapons, sensors, etc.</text:span></text:p>
          </text:list-item>
          <text:list-item>
            <text:p text:style-name="P25"><text:span text:style-name="T1">Once all other systems have been added, the mecha's total weight is determined, which is used to determine the cost of any </text:span><text:span text:style-name="T3">Movement Systems</text:span><text:span text:style-name="T1"> that might be desired.</text:span></text:p>
          </text:list-item>
        </text:list>
        <text:p text:style-name="P11"/>
        <text:p text:style-name="P13"><text:span text:style-name="T1">Finally, the mecha's vital stats are transferred to a </text:span><text:span text:style-name="T3">Mecha Record Sheet</text:span><text:span text:style-name="T1"> for use in-game.</text:span></text:p>
        <text:h text:style-name="P16" text:outline-level="1">The Frame</text:h>
        <text:p text:style-name="P12">A mecha's Frame is the collection of servomodules (servos for short) that make up its core structure. Servomodules are the skeletal components of the mecha, consisting of the armature, hydraulic pistons, and hardpoints for attaching systems and armor.</text:p>
        <text:p text:style-name="P12">Every servo has a Kills value, a number of Spaces, and a Cost in CP. Usually, all three of these are the same number. Each servo also has a Weight value, equal to 1/2 its Kills.</text:p>
        <text:h text:style-name="Heading_20_3" text:outline-level="3">Form</text:h>
        <text:p text:style-name="P11">Before building a mecha's Frame, one must first determine its Form. A mecha's Form determines what kind of servos it can mount, the Hit Locations for each servo, what Systems are available, and some other basic modifiers.</text:p>
        <text:p text:style-name="P7">Mekton:<text:span text:style-name="T2"> Mektons are the "default" form for mecha: a bipedal humanoid shape. </text:span></text:p>
        <text:list xml:id="list6942290454311676419" text:style-name="L4">
          <text:list-item>
            <text:p text:style-name="P30"><text:span text:style-name="T2">Mektons get Walk and Run for Ground MA.</text:span></text:p>
          </text:list-item>
        </text:list>
        <text:p text:style-name="P11">1 ) Head</text:p>
        <text:p text:style-name="P11">2 ) L. Arm or Pod</text:p>
        <text:p text:style-name="P11">3 ) R. Arm or Pod</text:p>
        <text:p text:style-name="P11">4 - 5 ) Torso</text:p>
        <text:p text:style-name="P11">6 ) Torso or Pod</text:p>
        <text:p text:style-name="P11">7 - 8 ) L. Leg</text:p>
        <text:p text:style-name="P11">9 - 10 ) R. Leg</text:p>
        <text:p text:style-name="P7"/>
        <text:p text:style-name="P7">Interceptor:<text:span text:style-name="T2"> Interceptors (also known as Fighters) are basically aircraft. </text:span></text:p>
        <text:list xml:id="list8804741918550741961" text:style-name="L5">
          <text:list-item>
            <text:p text:style-name="P31"><text:span text:style-name="T2">Interceptors get -2 MV but 2x Flight MA and a Stall Speed of 4.</text:span></text:p>
          </text:list-item>
          <text:list-item>
            <text:p text:style-name="P31"><text:span text:style-name="T2">Interceptors can Drive as Ground MA at 1/2 Walk Speed.</text:span></text:p>
          </text:list-item>
        </text:list>
        <text:p text:style-name="P11">1 - 2 ) Head</text:p>
        <text:p text:style-name="P11">3 - 5 ) Torso</text:p>
        <text:p text:style-name="P11">6 ) Torso or Pod</text:p>
        <text:p text:style-name="P11">7 - 8 ) L. Wing</text:p>
        <text:p text:style-name="P11">9 - 10 ) R. Wing</text:p>
        <text:p text:style-name="P11"/>
        <text:p text:style-name="P11"/>
        <text:p text:style-name="P11"/>
        <text:p text:style-name="P7">Hybrid:<text:span text:style-name="T2"> Hybrids (also known as Gerwalks or Guardians) are a mix between an Interceptor and a Mekton.</text:span></text:p>
        <text:list xml:id="list3049061349150739566" text:style-name="L6">
          <text:list-item>
            <text:p text:style-name="P32"><text:span text:style-name="T2">Hybrids get -1 MV but 1.5 x Flight MA and can Hover.</text:span></text:p>
          </text:list-item>
          <text:list-item>
            <text:p text:style-name="P32"><text:span text:style-name="T2">Hybrids get Walk and Run for Ground MA like Mektons.</text:span></text:p>
          </text:list-item>
        </text:list>
        <text:p text:style-name="P7"><text:span text:style-name="T2">1 ) Head</text:span></text:p>
        <text:p text:style-name="P7"><text:span text:style-name="T2">2 ) L. Arm or Pod</text:span></text:p>
        <text:p text:style-name="P7"><text:span text:style-name="T2">3 ) R. Arm or Pod</text:span></text:p>
        <text:p text:style-name="P7"><text:span text:style-name="T2">4 - 5 ) Torso</text:span></text:p>
        <text:p text:style-name="P7"><text:span text:style-name="T2">6 ) Torso or Pod</text:span></text:p>
        <text:p text:style-name="P7"><text:span text:style-name="T2">7 ) L. Leg</text:span></text:p>
        <text:p text:style-name="P7"><text:span text:style-name="T2">8 ) L. Wing</text:span></text:p>
        <text:p text:style-name="P7"><text:span text:style-name="T2">9 ) R. Leg</text:span></text:p>
        <text:p text:style-name="P7"><text:span text:style-name="T2">10 ) R. Wing</text:span></text:p>
        <text:p text:style-name="P7"><text:span text:style-name="T2"/></text:p>
        <text:p text:style-name="P7">Tank:<text:span text:style-name="T2"> Tanks are heavy, ground-based mecha with a rotating or fixed turret.</text:span></text:p>
        <text:list xml:id="list1280291453964428930" text:style-name="L7">
          <text:list-item>
            <text:p text:style-name="P33"><text:span text:style-name="T2">Tanks get -1 MV and Drive MA equal to the total Ground MA for their weight class.</text:span></text:p>
          </text:list-item>
          <text:list-item>
            <text:p text:style-name="P33"><text:span text:style-name="T2">Tanks get +2 SP for every Servo location. </text:span></text:p>
          </text:list-item>
          <text:list-item>
            <text:p text:style-name="P33"><text:span text:style-name="T2">Tanks can designate either their Head or Torso servo as their Turret. All weapons on the Turret get a 360 degree Firing Arc.</text:span></text:p>
          </text:list-item>
        </text:list>
        <text:p text:style-name="P7"><text:span text:style-name="T2">1 - 4 ) Head</text:span></text:p>
        <text:p text:style-name="P7"><text:span text:style-name="T2">5 - 8 ) Torso</text:span></text:p>
        <text:p text:style-name="P7"><text:span text:style-name="T2">9 ) Torso or Pod</text:span></text:p>
        <text:p text:style-name="P7"><text:span text:style-name="T2">10 ) Torso or Pod</text:span></text:p>
        <text:p text:style-name="P7"><text:span text:style-name="T2"/></text:p>
        <text:p text:style-name="P7">Mecharider:<text:span text:style-name="T2"> Mechariders are designed to carry other mecha faster than they can travel alone. Any mecha can be a mecharider, but get the following modifiers:</text:span></text:p>
        <text:list xml:id="list6311142670979857646" text:style-name="L8">
          <text:list-item>
            <text:p text:style-name="P34"><text:span text:style-name="T2">-2 MV from the base form. Confers its own MV to all mecha it carries.</text:span></text:p>
          </text:list-item>
          <text:list-item>
            <text:p text:style-name="P34"><text:span text:style-name="T2">Can carry up to 5x its own weight in mecha.</text:span></text:p>
          </text:list-item>
          <text:list-item>
            <text:p text:style-name="P34"><text:span text:style-name="T2">Does not necessarily need a cockpit: can be controlled by one of the mecha it carries.</text:span></text:p>
          </text:list-item>
        </text:list>
        <text:p text:style-name="P7"><text:span text:style-name="T2"/></text:p>
        <text:h text:style-name="P18" text:outline-level="3"><text:soft-page-break/>Servos</text:h>
        <text:p text:style-name="P28"><text:span text:style-name="T1">Once the Form has been chosen, purchase Servos and Armor.</text:span></text:p>
        <text:p text:style-name="Text_20_body"><text:span text:style-name="T1">[** USE RULES FROM MEKTON Z+ HERE]</text:span></text:p>
        <text:h text:style-name="P18" text:outline-level="3">Multiplier Systems</text:h>
        <text:p text:style-name="P12">[** USE 2X THE NORMAL MULTIPLIER FOR THE FOLLOWING SYSTEMS]</text:p>
        <text:p text:style-name="P7">Powerplant</text:p>
        <text:p text:style-name="P7">Controls</text:p>
        <text:p text:style-name="P7">Hydraulics</text:p>
        <text:p text:style-name="P7">Cloaking/Stealth</text:p>
        <text:p text:style-name="P7">Environmental</text:p>
        <text:p text:style-name="P7">V-Max</text:p>
        <text:p text:style-name="P7">Transformation</text:p>
        <text:h text:style-name="P20" text:outline-level="3">Additive Systems</text:h>
        <text:p text:style-name="P13"><text:span text:style-name="T1">The following Multiplier systems are now Additive Systems:</text:span></text:p>
        <text:p text:style-name="P7">Maneuver Verniers:<text:span text:style-name="T2"> Costs 10 points and takes up 5 Spaces for each +1 bonus they confer.</text:span></text:p>
        <text:p text:style-name="P7">Internal Automation:<text:span text:style-name="T2"> Takes up 1 Space. Costs 10 points per Automation Level, multiplied by Portfolio.</text:span></text:p>
        <text:p text:style-name="P7">Shadow Imager:<text:span text:style-name="T2"> Can be bought as 1d2 for 5 CP, 1d3 for 15 CP, 1d6 for 30 CP, or 10 for 50 CP. Instead of the normal setup, roll the appropriate die: on a 1, the attacker hits the actual target, otherwise it hits and destroys one of the Shadow Images instead. Resetting the Shadow Imager takes 1 Action.</text:span></text:p>
        <text:list xml:id="list4325729707745426444" text:style-name="L9">
          <text:list-item>
            <text:p text:style-name="P35"><text:span text:style-name="T2">Attacker Bonuses (-1 each): ECCM Points, ASP, Spotting Radar, Target Analyzer.</text:span></text:p>
          </text:list-item>
          <text:list-item>
            <text:p text:style-name="P35"><text:span text:style-name="T2">Defender Bonuses (+1 each): ECM, Basic Cloaking, Advanced Cloaking, Stealth.</text:span></text:p>
          </text:list-item>
        </text:list>
        <text:p text:style-name="P7"/>
        <text:p text:style-name="P7"><text:span text:style-name="T2"/></text:p>
        <text:p text:style-name="P14"><text:line-break/></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Ebrima2" svg:font-family="Ebrima" style:font-pitch="variable"/>
    <style:font-face style:name="Ebrima1" svg:font-family="Ebrima" style:font-adornments="Bold" style:font-pitch="variable"/>
    <style:font-face style:name="Ebrima" svg:font-family="Ebrim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text-properties style:font-name="Ebrima" fo:font-size="10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style:font-name="Ebrima1"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4T19:42:26.05</meta:creation-date>
    <dc:date>2017-05-05T00:43:40.70</dc:date>
    <meta:editing-duration>PT7H37M53S</meta:editing-duration>
    <meta:editing-cycles>21</meta:editing-cycles>
    <meta:generator>OpenOffice/4.1.2$Win32 OpenOffice.org_project/412m3$Build-9782</meta:generator>
    <meta:document-statistic meta:table-count="1" meta:image-count="0" meta:object-count="0" meta:page-count="5" meta:paragraph-count="133" meta:word-count="1976" meta:character-count="10546"/>
  </office:meta>
</office:document-meta>
</file>